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32cm" draw:marker-end-width="0.32cm" draw:fill="gradient" draw:fill-color="#ffffff" draw:fill-gradient-name="Test" fo:min-height="0.75cm" fo:padding-top="0.13cm" fo:padding-bottom="0.13cm" fo:padding-left="0.255cm" fo:padding-right="0.255cm"/>
    </style:style>
    <style:style style:name="gr2" style:family="graphic" style:parent-style-name="standard">
      <style:graphic-properties draw:stroke="solid" svg:stroke-width="0.02cm" svg:stroke-color="#000000" draw:marker-start-width="0.34cm" draw:marker-end-width="0.34cm" draw:fill="gradient" draw:fill-color="#ffffff" draw:fill-gradient-name="Test" fo:min-height="0.75cm" fo:padding-top="0.135cm" fo:padding-bottom="0.135cm" fo:padding-left="0.26cm" fo:padding-right="0.26cm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01cm" svg:x="1cm" svg:y="5.75cm">
          <draw:text-box>
            <text:p text:style-name="P1">Atomic</text:p>
          </draw:text-box>
        </draw:frame>
        <draw:frame draw:style-name="gr1" draw:text-style-name="P1" draw:layer="layout" svg:width="6.5cm" svg:height="1.01cm" svg:x="1cm" svg:y="4.74cm">
          <draw:text-box>
            <text:p text:style-name="P1">Structured</text:p>
          </draw:text-box>
        </draw:frame>
        <draw:frame draw:style-name="gr1" draw:text-style-name="P1" draw:layer="layout" svg:width="4.5cm" svg:height="1.01cm" svg:x="7.5cm" svg:y="4.74cm">
          <draw:text-box>
            <text:p text:style-name="P1">Scalar</text:p>
          </draw:text-box>
        </draw:frame>
        <draw:frame draw:style-name="gr2" draw:text-style-name="P1" draw:layer="layout" svg:width="5.5cm" svg:height="1.02cm" svg:x="6.5cm" svg:y="3.73cm">
          <draw:text-box>
            <text:p text:style-name="P1">Named</text:p>
          </draw:text-box>
        </draw:frame>
        <draw:frame draw:style-name="gr2" draw:text-style-name="P1" draw:layer="layout" svg:width="5.5cm" svg:height="1.02cm" svg:x="1cm" svg:y="3.73cm">
          <draw:text-box>
            <text:p text:style-name="P1">Anonymous</text:p>
          </draw:text-box>
        </draw:frame>
        <draw:line draw:style-name="gr3" draw:text-style-name="P1" draw:layer="layout" svg:x1="12.5cm" svg:y1="6.25cm" svg:x2="14cm" svg:y2="6.25cm">
          <text:p/>
        </draw:line>
        <draw:line draw:style-name="gr3" draw:text-style-name="P1" draw:layer="layout" svg:x1="12.5cm" svg:y1="5.25cm" svg:x2="14cm" svg:y2="5.25cm">
          <text:p/>
        </draw:line>
        <draw:frame draw:style-name="gr4" draw:layer="layout" svg:width="6cm" svg:height="1.25cm" svg:x="14cm" svg:y="4.75cm">
          <draw:text-box>
            <text:p>Layer 2: Type</text:p>
          </draw:text-box>
        </draw:frame>
        <draw:frame draw:style-name="gr4" draw:layer="layout" svg:width="6cm" svg:height="1.25cm" svg:x="14cm" svg:y="5.75cm">
          <draw:text-box>
            <text:p>Layer 3: Raw Data</text:p>
          </draw:text-box>
        </draw:frame>
        <draw:line draw:style-name="gr3" draw:text-style-name="P1" draw:layer="layout" svg:x1="12.5cm" svg:y1="4.25cm" svg:x2="14cm" svg:y2="4.25cm">
          <text:p/>
        </draw:line>
        <draw:frame draw:style-name="gr4" draw:layer="layout" svg:width="6cm" svg:height="1.25cm" svg:x="14cm" svg:y="3.75cm">
          <draw:text-box>
            <text:p>Layer 1: Identity</text:p>
          </draw:text-box>
        </draw:frame>
        <draw:frame draw:style-name="gr4" draw:text-style-name="P2" draw:layer="layout" svg:width="11.5cm" svg:height="1.25cm" svg:x="5cm" svg:y="1.5cm">
          <draw:text-box>
            <text:p text:style-name="P2">BEFE – Persistence Lay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Test" draw:style="radial" draw:cx="50%" draw:cy="50%" draw:start-color="#0000ff" draw:end-color="#ffffff" draw:start-intensity="5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uce Ferris</meta:initial-creator>
    <meta:creation-date>2011-09-25T00:12:08.38</meta:creation-date>
    <dc:date>2011-09-25T01:00:03.13</dc:date>
    <dc:creator>Bruce Ferris</dc:creator>
    <meta:editing-duration>PT2M8S</meta:editing-duration>
    <meta:editing-cycles>1</meta:editing-cycles>
    <meta:document-statistic meta:object-count="12"/>
    <meta:generator>OpenOffice.org/3.3$Win32 OpenOffice.org_project/330m20$Build-9567</meta:generator>
  </office:meta>
</office:document-meta>
</file>